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4584" calcext:value-type="float">
            <text:p>104.49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202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2288" calcext:value-type="float">
            <text:p>104.4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2022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7152" calcext:value-type="float">
            <text:p>104.46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202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2020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636" calcext:value-type="float">
            <text:p>104.22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2019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92248" calcext:value-type="float">
            <text:p>104.09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201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0444" calcext:value-type="float">
            <text:p>104.10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2017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8616" calcext:value-type="float">
            <text:p>103.9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201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0872" calcext:value-type="float">
            <text:p>103.75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2015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056" calcext:value-type="float">
            <text:p>103.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201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7292" calcext:value-type="float">
            <text:p>103.37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201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32712" calcext:value-type="float">
            <text:p>103.23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201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6812" calcext:value-type="float">
            <text:p>103.06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201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82192" calcext:value-type="float">
            <text:p>102.88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2010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7704" calcext:value-type="float">
            <text:p>102.78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200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6432" calcext:value-type="float">
            <text:p>102.51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200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5472" calcext:value-type="float">
            <text:p>102.45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200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7456" calcext:value-type="float">
            <text:p>102.32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200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944" calcext:value-type="float">
            <text:p>102.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200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39064" calcext:value-type="float">
            <text:p>102.23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200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9776" calcext:value-type="float">
            <text:p>101.8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200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3992" calcext:value-type="float">
            <text:p>102.04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200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2576" calcext:value-type="float">
            <text:p>101.38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2000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65" calcext:value-type="float">
            <text:p>100.9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199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36" calcext:value-type="float">
            <text:p>101.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199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348" calcext:value-type="float">
            <text:p>100.23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1997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5904" calcext:value-type="float">
            <text:p>99.81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1996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2472" calcext:value-type="float">
            <text:p>98.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199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199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8464" calcext:value-type="float">
            <text:p>97.43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199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872" calcext:value-type="float">
            <text:p>96.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199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1712" calcext:value-type="float">
            <text:p>95.23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199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9184" calcext:value-type="float">
            <text:p>95.57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199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8904" calcext:value-type="float">
            <text:p>93.33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198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7384" calcext:value-type="float">
            <text:p>92.60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198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55696" calcext:value-type="float">
            <text:p>92.0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1987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26384" calcext:value-type="float">
            <text:p>92.2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198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5148" calcext:value-type="float">
            <text:p>91.8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1985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62504" calcext:value-type="float">
            <text:p>91.66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198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4552" calcext:value-type="float">
            <text:p>91.2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1983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852" calcext:value-type="float">
            <text:p>91.0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198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0024" calcext:value-type="float">
            <text:p>90.8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198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1632" calcext:value-type="float">
            <text:p>90.78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512" calcext:value-type="float">
            <text:p>90.4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197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512" calcext:value-type="float">
            <text:p>90.4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1979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8528" calcext:value-type="float">
            <text:p>89.5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197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6336" calcext:value-type="float">
            <text:p>89.5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197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5344" calcext:value-type="float">
            <text:p>87.71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197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197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8536" calcext:value-type="float">
            <text:p>84.2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197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3944" calcext:value-type="float">
            <text:p>84.1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197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8216" calcext:value-type="float">
            <text:p>81.7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197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9848" calcext:value-type="float">
            <text:p>81.0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197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4176" calcext:value-type="float">
            <text:p>79.8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197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3056" calcext:value-type="float">
            <text:p>78.5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196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064" calcext:value-type="float">
            <text:p>77.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196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196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54" calcext:value-type="float">
            <text:p>73.68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196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2544" calcext:value-type="float">
            <text:p>69.12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196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584" calcext:value-type="float">
            <text:p>67.53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196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5192" calcext:value-type="float">
            <text:p>65.92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41" meta:object-count="0"/>
    <meta:user-defined meta:name="AppVersion">3.0</meta:user-defined>
  </office:meta>
</office:document-meta>
</file>